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東部に到～着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llo, Eastlaaaaaands〜!!</text:p>
          </table:table-cell>
          <table:table-cell table:number-columns-repeated="1020"/>
        </table:table-row>
        <table:table-row>
          <table:table-cell table:style-name="ce0" office:value-type="string">
            <text:p>ずいぶん控え目な港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a rather modest little port.</text:p>
          </table:table-cell>
          <table:table-cell table:number-columns-repeated="1020"/>
        </table:table-row>
        <table:table-row>
          <table:table-cell table:style-name="ce0" office:value-type="string">
            <text:p>あまり広い地域ではないのかもしれない。</text:p>
          </table:table-cell>
          <table:table-cell table:style-name="ce0"/>
          <table:table-cell table:style-name="ce0"/>
          <table:table-cell table:style-name="ce0" office:value-type="string">
            <text:p>We must be in a fairly small region.</text:p>
          </table:table-cell>
          <table:table-cell table:number-columns-repeated="1020"/>
        </table:table-row>
        <table:table-row>
          <table:table-cell table:style-name="ce0" office:value-type="string">
            <text:p>それはそれで目的地まで早く着くから
いいんじゃ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od! That just means we'll reach our
destination that much quicker, right?</text:p>
          </table:table-cell>
          <table:table-cell table:number-columns-repeated="1020"/>
        </table:table-row>
        <table:table-row>
          <table:table-cell table:style-name="ce0" office:value-type="string">
            <text:p>そうね。　だだっ広いと歩くだけで疲れちゃう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aid it. I'd get tired just walking around too
much.</text:p>
          </table:table-cell>
          <table:table-cell table:number-columns-repeated="1020"/>
        </table:table-row>
        <table:table-row>
          <table:table-cell table:style-name="ce0" office:value-type="string">
            <text:p>とりあえず、がしゃこうべの居場所を知っている
方を探さ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or the time being, I suppose we have to find
someone who knows where Gashkull is.</text:p>
          </table:table-cell>
          <table:table-cell table:number-columns-repeated="1020"/>
        </table:table-row>
        <table:table-row>
          <table:table-cell table:style-name="ce0" office:value-type="string">
            <text:p>ああ。　まずは人が多い集落を訪ね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We should head straight for the nearest
settlement.</text:p>
          </table:table-cell>
          <table:table-cell table:number-columns-repeated="1020"/>
        </table:table-row>
        <table:table-row>
          <table:table-cell table:style-name="ce0" office:value-type="string">
            <text:p>船の出港は、まだ当分先だぜ。</text:p>
          </table:table-cell>
          <table:table-cell table:style-name="ce0"/>
          <table:table-cell table:style-name="ce0"/>
          <table:table-cell table:style-name="ce0" office:value-type="string">
            <text:p>It ain't time for the ship to leave yet.</text:p>
          </table:table-cell>
          <table:table-cell table:number-columns-repeated="1020"/>
        </table:table-row>
        <table:table-row>
          <table:table-cell table:style-name="ce0" office:value-type="string">
            <text:p>船員
「中央への船が出港するよー！
　乗ってく？」</text:p>
          </table:table-cell>
          <table:table-cell table:style-name="ce0"/>
          <table:table-cell table:style-name="ce0"/>
          <table:table-cell table:style-name="ce0" office:value-type="string">
            <text:p>Sailor
“We're settin' sail for the Midlands—!
Ya comin' aboard?”</text:p>
          </table:table-cell>
          <table:table-cell table:number-columns-repeated="1020"/>
        </table:table-row>
        <table:table-row>
          <table:table-cell table:style-name="ce0" office:value-type="string">
            <text:p>船員
「おーし！　乗った乗った！」</text:p>
          </table:table-cell>
          <table:table-cell table:style-name="ce0"/>
          <table:table-cell table:style-name="ce0"/>
          <table:table-cell table:style-name="ce0" office:value-type="string">
            <text:p>Sailor
“Alrighty! Get on, get on!”</text:p>
          </table:table-cell>
          <table:table-cell table:number-columns-repeated="1020"/>
        </table:table-row>
        <table:table-row>
          <table:table-cell table:style-name="ce0" office:value-type="string">
            <text:p>船員
「あいよー、じゃあねー！」</text:p>
          </table:table-cell>
          <table:table-cell table:style-name="ce0"/>
          <table:table-cell table:style-name="ce0"/>
          <table:table-cell table:style-name="ce0" office:value-type="string">
            <text:p>Sailor
“Got it, see ya later—!”</text:p>
          </table:table-cell>
          <table:table-cell table:number-columns-repeated="1020"/>
        </table:table-row>
        <table:table-row>
          <table:table-cell table:style-name="ce0" office:value-type="string">
            <text:p>船員
「中央部行きの船が出るよ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乗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乗らず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「どっち行きの船に乗るんだー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央部行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北部行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乗ら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東部は決して広くはないけど、独特の
資源や名産品がいっぱいあって楽しい所
ですよ♪</text:p>
          </table:table-cell>
          <table:table-cell table:style-name="ce0"/>
          <table:table-cell table:style-name="ce0"/>
          <table:table-cell table:style-name="ce0" office:value-type="string">
            <text:p>The eastern continent may not be very big,
but it boasts all sorts of unique resources and
products! Living here is great fun! ♪</text:p>
          </table:table-cell>
          <table:table-cell table:number-columns-repeated="1020"/>
        </table:table-row>
        <table:table-row>
          <table:table-cell table:style-name="ce0" office:value-type="string">
            <text:p>東の公道を進めば“ヤマト村”にたどり着きます。</text:p>
          </table:table-cell>
          <table:table-cell table:style-name="ce0"/>
          <table:table-cell table:style-name="ce0"/>
          <table:table-cell table:style-name="ce0" office:value-type="string">
            <text:p>You can get to Yamato Village if ya take the
road to the east.</text:p>
          </table:table-cell>
          <table:table-cell table:number-columns-repeated="1020"/>
        </table:table-row>
        <table:table-row>
          <table:table-cell table:style-name="ce0" office:value-type="string">
            <text:p>いつか世界中を冒険してまわるのが俺の
夢なんだ！</text:p>
          </table:table-cell>
          <table:table-cell table:style-name="ce0"/>
          <table:table-cell table:style-name="ce0"/>
          <table:table-cell table:style-name="ce0" office:value-type="string">
            <text:p>I've always dreamed of traveling the world
over!</text:p>
          </table:table-cell>
          <table:table-cell table:number-columns-repeated="1020"/>
        </table:table-row>
        <table:table-row>
          <table:table-cell table:style-name="ce0" office:value-type="string">
            <text:p>お金無いけどね・・・</text:p>
          </table:table-cell>
          <table:table-cell table:style-name="ce0"/>
          <table:table-cell table:style-name="ce0"/>
          <table:table-cell table:style-name="ce0" office:value-type="string">
            <text:p>Too bad I ain't got any money...</text:p>
          </table:table-cell>
          <table:table-cell table:number-columns-repeated="1020"/>
        </table:table-row>
        <table:table-row>
          <table:table-cell table:style-name="ce0" office:value-type="string">
            <text:p>ところで、秘湯ってどこにあ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この港を北に行ったところに“イズモ村”
という集落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村を通過すれば、あった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ーし！！　レッツゴ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げ・・・っ、あのシルエットは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やっと見つけた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・・・後をつけて来た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ヨー！　やっぱり、目の前のイオンマテルを
諦めるわけにはいかな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度も言うが、我々はイオンマテルなど
持っていないぞ、宇宙人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ー！　このカラットの目はごまかせないん
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マエたちは間違いなく、イオンマテルを
隠してい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根拠にそんなこと言ってるのよ、宇宙人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ちろん、カラットにはちゃんとした根拠が
あ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密兵器を持ってるんだナー、このカラット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えー、“宇宙人”が持ってるのって、もしかして
イオンマテルを見つける道具と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かなか察しがいいネー！　“カラット”は
ちゃんとオマエ達がイオンマテルを持っている
ことを確信した上で、追いかけてるんだヨー！
この“カラット”は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は言っても“宇宙人”、我々は本当に
イオンマテルに心当たりが無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宇宙人”の勘違いではな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！　“カラット”は未開惑星人には
理解できないような高性能の道具を使って
判断してるヨー！　この“カラット”は嘘つかない
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カラット”の言葉が信用できないのカー？
この、“カ　ラ　ッ　ト”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い自信だね、“宇宙人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名前はともかくとし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カラットなの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まで言うなら、我々がイオンマテルを
持っていることを証明してみせるがい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単なる言いがかりで付け回されては迷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たないネー、じゃあ見せてあげ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い！　これがワタシの秘密兵器・・・
ディテクションバイザーなん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ほおおおおおおおっ！！！　カッコいいいい
いぃぃぃ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バイザーを使えば、イオンクラスター
エネルギーを発する物質を見抜くことが
でき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これを通してオマエたちを見た結果、
4つのイオンマテルを持ってることが分かった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確か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ピンと来な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これのことで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・・・ペンダント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大陸北部でビオラを助けた礼に
4つ手渡されたもの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あ！　それ！！　それヨ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にそのペンダントからエネルギーが
検出されてるネ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ペンダントに使われてる、この赤い石が
イオンマテルってこと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ヨーー！！！　それがあればワタシの
スターシップにエネルギーを充填で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足り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大きさじゃ、ぜんぜん足りない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ぐらいの物でスターシップを飛ばせられる
とは思え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いいヨー・・・他をあたる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ぴり可哀そう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我々の1年分の記憶が掛か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簡単に協力するわけにはい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前に進むことを考えるべき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↑：イズモ村・霊峰天土
→：ヤマト村
↓：吸割の滝</text:p>
          </table:table-cell>
          <table:table-cell table:style-name="ce0"/>
          <table:table-cell table:style-name="ce0"/>
          <table:table-cell table:style-name="ce0" office:value-type="string">
            <text:p>↑：Izumo Village・Sacred Mountain
→：Yamato Village
↓：Silfurfoss Waterfall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